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using System;</text:p>
      <text:p text:style-name="Обычный">using System.Collections.Generic;</text:p>
      <text:p text:style-name="Обычный">using System.Net;</text:p>
      <text:p text:style-name="Обычный">using System.Net.Sockets;</text:p>
      <text:p text:style-name="Обычный">using System.Text;</text:p>
      <text:p text:style-name="Обычный"><text:s/></text:p>
      <text:p text:style-name="Обычный">namespace ConsoleApp36</text:p>
      <text:p text:style-name="Обычный">{</text:p>
      <text:p text:style-name="Обычный"><text:s text:c="4"/>class Program</text:p>
      <text:p text:style-name="Обычный"><text:s text:c="4"/>{</text:p>
      <text:p text:style-name="Обычный"><text:s text:c="8"/>static Dictionary&lt;IPEndPoint, string&gt; ClientName = new Dictionary&lt;IPEndPoint, string&gt;();</text:p>
      <text:p text:style-name="Обычный"><text:s text:c="8"/>static Dictionary&lt;string, int&gt; massageEmpty = new Dictionary&lt;string, int&gt;();</text:p>
      <text:p text:style-name="Обычный"><text:s text:c="8"/>static HashSet&lt;IPEndPoint&gt; BlackList = new HashSet&lt;IPEndPoint&gt;();</text:p>
      <text:p text:style-name="Обычный"><text:s text:c="8"/>static List&lt;string&gt; blackName = new List&lt;string&gt; { "name", "hello" };</text:p>
      <text:p text:style-name="Обычный"><text:s text:c="8"/>static Dictionary&lt;IPEndPoint, DateTime&gt; lastMessageTime = new Dictionary&lt;IPEndPoint, DateTime&gt;();</text:p>
      <text:p text:style-name="Обычный"><text:s text:c="8"/>static List&lt;string&gt; messageHistory = new List&lt;string&gt;();</text:p>
      <text:p text:style-name="Обычный"><text:s text:c="8"/>const int MaxHistory = 10;</text:p>
      <text:p text:style-name="Обычный"><text:s text:c="8"/>static UdpClient server = new UdpClient(5000);</text:p>
      <text:p text:style-name="Обычный"><text:s/></text:p>
      <text:p text:style-name="Обычный"><text:s text:c="8"/>static void Main()</text:p>
      <text:p text:style-name="Обычный"><text:s text:c="8"/>{</text:p>
      <text:p text:style-name="Обычный"><text:s text:c="12"/>Console.WriteLine("Сервер запущен.");</text:p>
      <text:p text:style-name="Обычный"><text:s/></text:p>
      <text:p text:style-name="Обычный"><text:s text:c="12"/>while (true)</text:p>
      <text:p text:style-name="Обычный"><text:s text:c="12"/>{</text:p>
      <text:p text:style-name="Обычный"><text:s text:c="16"/>IPEndPoint serverClient = new IPEndPoint(IPAddress.Any, 0);</text:p>
      <text:p text:style-name="Обычный"><text:s/></text:p>
      <text:p text:style-name="Обычный"><text:s text:c="16"/>byte[] data = server.Receive(ref serverClient);</text:p>
      <text:p text:style-name="Обычный"><text:s text:c="16"/>string message = Encoding.UTF8.GetString(data).Trim();</text:p>
      <text:p text:style-name="Обычный"><text:s text:c="16"/>string ipClient = serverClient.Address.ToString();</text:p>
      <text:p text:style-name="Обычный"><text:s text:c="16"/>if (BlackList.Contains(serverClient))</text:p>
      <text:p text:style-name="Обычный"><text:s text:c="16"/>{</text:p>
      <text:p text:style-name="Обычный"><text:s text:c="20"/>Send(server, serverClient, "Вы заблокированы в чате");</text:p>
      <text:p text:style-name="Обычный"><text:s text:c="20"/>continue;</text:p>
      <text:p text:style-name="Обычный"><text:s text:c="16"/>}</text:p>
      <text:p text:style-name="Обычный"><text:s text:c="16"/>if (!massageEmpty.ContainsKey(ipClient))</text:p>
      <text:p text:style-name="Обычный"><text:s text:c="20"/>massageEmpty[ipClient] = 0;</text:p>
      <text:p text:style-name="Обычный"><text:s text:c="16"/>if (string.IsNullOrWhiteSpace(message))</text:p>
      <text:p text:style-name="Обычный"><text:s text:c="16"/>{</text:p>
      <text:p text:style-name="Обычный"><text:s text:c="20"/>massageEmpty[ipClient]++;</text:p>
      <text:p text:style-name="Обычный"><text:s text:c="20"/>Send(server, serverClient, $"Пустые сообщения запрещены ({massageEmpty[ipClient]}/3)");</text:p>
      <text:p text:style-name="Обычный"><text:s/></text:p>
      <text:p text:style-name="Обычный"><text:s text:c="20"/>if (massageEmpty[ipClient] &gt;= 3)</text:p>
      <text:p text:style-name="Обычный"><text:s text:c="20"/>{</text:p>
      <text:p text:style-name="Обычный"><text:s text:c="24"/>Console.WriteLine($"Блокировка за много пустых сообщений: {ipClient}");</text:p>
      <text:p text:style-name="Обычный"><text:s text:c="24"/>BlackList.Add(serverClient);</text:p>
      <text:p text:style-name="Обычный"><text:s text:c="23"/></text:p>
      <text:p text:style-name="Обычный"><text:s text:c="24"/>Send(server, serverClient, "Вы заблокированы за слишком много пустых сообщений.");</text:p>
      <text:p text:style-name="Обычный"><text:s text:c="20"/>}</text:p>
      <text:p text:style-name="Обычный"><text:s text:c="20"/>continue;</text:p>
      <text:p text:style-name="Обычный"><text:s text:c="16"/>}</text:p>
      <text:p text:style-name="Обычный"><text:s text:c="16"/>else</text:p>
      <text:p text:style-name="Обычный"><text:s text:c="16"/>{</text:p>
      <text:p text:style-name="Обычный"><text:s text:c="20"/>massageEmpty[ipClient] = 0;</text:p>
      <text:p text:style-name="Обычный"><text:s text:c="16"/>}</text:p>
      <text:p text:style-name="Обычный"><text:s/></text:p>
      <text:p text:style-name="Обычный"><text:s text:c="16"/>if (!ClientName.ContainsKey(serverClient))</text:p>
      <text:p text:style-name="Обычный"><text:s text:c="16"/>{</text:p>
      <text:p text:style-name="Обычный"><text:s text:c="20"/>if (blackName.Contains(message.ToLower()))</text:p>
      <text:p text:style-name="Обычный"><text:s text:c="20"/>{</text:p>
      <text:p text:style-name="Обычный"><text:s text:c="24"/>Send(server, serverClient, "Имя запрещеноe");</text:p>
      <text:p text:style-name="Обычный"><text:s/></text:p>
      <text:p text:style-name="Обычный"><text:s text:c="24"/>continue;</text:p>
      <text:p text:style-name="Обычный"><text:s text:c="20"/>}</text:p>
      <text:p text:style-name="Обычный"><text:s/></text:p>
      <text:p text:style-name="Обычный"><text:s text:c="20"/>ClientName[serverClient] = message;</text:p>
      <text:p text:style-name="Обычный"><text:s text:c="20"/>lastMessageTime[serverClient] = DateTime.Now;</text:p>
      <text:p text:style-name="Обычный"><text:s text:c="20"/>Console.ForegroundColor = ConsoleColor.Green;<text:s/></text:p>
      <text:p text:style-name="Обычный"><text:s text:c="20"/>Console.BackgroundColor = ConsoleColor. Black;<text:s/></text:p>
      <text:p text:style-name="Обычный"><text:s text:c="20"/>string Msg = $"[Система] {message} вошёл в чат";</text:p>
      <text:p text:style-name="Обычный"><text:s text:c="19"/></text:p>
      <text:p text:style-name="Обычный"><text:s text:c="20"/>Console.WriteLine(Msg);</text:p>
      <text:p text:style-name="Обычный"><text:s text:c="20"/>BroadcastSystemMessage(Msg);</text:p>
      <text:p text:style-name="Обычный"><text:s text:c="20"/></text:p>
      <text:p text:style-name="Обычный"><text:s/></text:p>
      <text:p text:style-name="Обычный"><text:s text:c="20"/>continue;</text:p>
      <text:p text:style-name="Обычный"><text:s text:c="16"/>}</text:p>
      <text:p text:style-name="Обычный"><text:s/></text:p>
      <text:p text:style-name="Обычный"><text:s text:c="16"/>lastMessageTime[serverClient] = DateTime.Now;</text:p>
      <text:p text:style-name="Обычный"><text:s text:c="16"/>if (message.StartsWith("/"))</text:p>
      <text:p text:style-name="Обычный"><text:s text:c="16"/>{</text:p>
      <text:p text:style-name="Обычный"><text:s text:c="20"/>HandleCommand(serverClient, message);</text:p>
      <text:p text:style-name="Обычный"><text:s text:c="20"/>continue;</text:p>
      <text:p text:style-name="Обычный"><text:s text:c="16"/>}</text:p>
      <text:p text:style-name="Обычный"><text:s text:c="16"/>string fullMsg = $"[{ClientName[serverClient]}] {message}";</text:p>
      <text:p text:style-name="Обычный"><text:s text:c="16"/>Console.WriteLine(fullMsg);</text:p>
      <text:p text:style-name="Обычный"><text:s text:c="16"/>AddToHistory(fullMsg);</text:p>
      <text:p text:style-name="Обычный"><text:s text:c="16"/>BroadcastSystemMessage(fullMsg);</text:p>
      <text:p text:style-name="Обычный"><text:s text:c="12"/>}</text:p>
      <text:p text:style-name="Обычный"><text:s text:c="8"/>}</text:p>
      <text:p text:style-name="Обычный"><text:s/></text:p>
      <text:p text:style-name="Обычный"><text:s text:c="8"/></text:p>
      <text:p text:style-name="Обычный"><text:s text:c="8"/>static void HandleCommand(IPEndPoint client, string command)</text:p>
      <text:p text:style-name="Обычный"><text:s text:c="8"/>{</text:p>
      <text:p text:style-name="Обычный"><text:s text:c="12"/>if (command.StartsWith("/exit"))</text:p>
      <text:p text:style-name="Обычный"><text:s text:c="12"/>{</text:p>
      <text:p text:style-name="Обычный"><text:s text:c="16"/>HandleExit(client);</text:p>
      <text:p text:style-name="Обычный"><text:s text:c="16"/>return;</text:p>
      <text:p text:style-name="Обычный"><text:s text:c="12"/>}</text:p>
      <text:p text:style-name="Обычный"><text:s text:c="12"/>else if (command.StartsWith("/list"))</text:p>
      <text:p text:style-name="Обычный"><text:s text:c="12"/>{</text:p>
      <text:p text:style-name="Обычный"><text:s text:c="16"/>string userList = "Список пользователей:\n" +</text:p>
      <text:p text:style-name="Обычный"><text:s text:c="16"/>string.Join("\n", ClientName.Values);</text:p>
      <text:p text:style-name="Обычный"><text:s text:c="16"/>Send(server, client, userList);</text:p>
      <text:p text:style-name="Обычный"><text:s text:c="12"/>}</text:p>
      <text:p text:style-name="Обычный"><text:s text:c="12"/>else if (command.StartsWith("/spisok"))</text:p>
      <text:p text:style-name="Обычный"><text:s text:c="12"/>{</text:p>
      <text:p text:style-name="Обычный"><text:s text:c="16"/>string blackListStr = "Чёрный список:\n";</text:p>
      <text:p text:style-name="Обычный"><text:s text:c="8"/>foreach (var blockedClient in BlackList)</text:p>
      <text:p text:style-name="Обычный"><text:s text:c="8"/>{</text:p>
      <text:p text:style-name="Обычный"><text:s text:c="12"/>if (ClientName.ContainsKey(blockedClient))</text:p>
      <text:p text:style-name="Обычный"><text:s text:c="16"/>blackListStr += ClientName[blockedClient] + "\n";</text:p>
      <text:p text:style-name="Обычный"><text:s text:c="12"/>else</text:p>
      <text:p text:style-name="Обычный"><text:s text:c="16"/>blackListStr += blockedClient.ToString() + "\n";</text:p>
      <text:p text:style-name="Обычный"><text:s text:c="8"/>}</text:p>
      <text:p text:style-name="Обычный"><text:s text:c="8"/>Send(server, client, blackListStr);</text:p>
      <text:p text:style-name="Обычный"><text:s text:c="12"/>}</text:p>
      <text:p text:style-name="Обычный"><text:s text:c="12"/>else</text:p>
      <text:p text:style-name="Обычный"><text:s text:c="12"/>{</text:p>
      <text:p text:style-name="Обычный"><text:s text:c="16"/>Send(server, client, "Неизвестная команда.");</text:p>
      <text:p text:style-name="Обычный"><text:s text:c="12"/>}</text:p>
      <text:p text:style-name="Обычный"><text:s text:c="8"/>}</text:p>
      <text:p text:style-name="Обычный"><text:s/></text:p>
      <text:p text:style-name="Обычный"><text:s/></text:p>
      <text:p text:style-name="Обычный"><text:s text:c="8"/>static void HandleExit(IPEndPoint client)</text:p>
      <text:p text:style-name="Обычный"><text:s text:c="8"/>{</text:p>
      <text:p text:style-name="Обычный"><text:s text:c="12"/>if (ClientName.TryGetValue(client, out string name))</text:p>
      <text:p text:style-name="Обычный"><text:s text:c="12"/>{</text:p>
      <text:p text:style-name="Обычный"><text:s text:c="16"/>string exitMsg = $"[Система] Пользователь {name} вышел из чата";</text:p>
      <text:p text:style-name="Обычный"><text:s text:c="16"/>Console.ForegroundColor = ConsoleColor.Yellow;</text:p>
      <text:p text:style-name="Обычный"><text:s text:c="16"/>Console.WriteLine(exitMsg);</text:p>
      <text:p text:style-name="Обычный"><text:s text:c="16"/>Console.ResetColor();</text:p>
      <text:p text:style-name="Обычный"><text:s/></text:p>
      <text:p text:style-name="Обычный"><text:s text:c="16"/>BroadcastSystemMessage(exitMsg);</text:p>
      <text:p text:style-name="Обычный"><text:s/></text:p>
      <text:p text:style-name="Обычный"><text:s text:c="16"/>ClientName.Remove(client);</text:p>
      <text:p text:style-name="Обычный"><text:s text:c="16"/>lastMessageTime.Remove(client);</text:p>
      <text:p text:style-name="Обычный"><text:s text:c="12"/>}</text:p>
      <text:p text:style-name="Обычный"><text:s text:c="8"/>}</text:p>
      <text:p text:style-name="Обычный"><text:s/></text:p>
      <text:p text:style-name="Обычный"><text:s text:c="12"/>static void Send(UdpClient server, IPEndPoint client, string message)</text:p>
      <text:p text:style-name="Обычный"><text:s text:c="8"/>{</text:p>
      <text:p text:style-name="Обычный"><text:s text:c="12"/>byte[] data = Encoding.UTF8.GetBytes(message);</text:p>
      <text:p text:style-name="Обычный"><text:s text:c="12"/>server.Send(data, data.Length, client);</text:p>
      <text:p text:style-name="Обычный"><text:s text:c="8"/>}</text:p>
      <text:p text:style-name="Обычный"><text:s text:c="7"/></text:p>
      <text:p text:style-name="Обычный"><text:s text:c="8"/>static void AddToHistory(string message)</text:p>
      <text:p text:style-name="Обычный"><text:s text:c="8"/>{</text:p>
      <text:p text:style-name="Обычный"><text:s text:c="12"/>messageHistory.Add(message);</text:p>
      <text:p text:style-name="Обычный"><text:s text:c="12"/>if (messageHistory.Count &gt; MaxHistory)</text:p>
      <text:p text:style-name="Обычный"><text:s text:c="16"/>messageHistory.RemoveAt(0);</text:p>
      <text:p text:style-name="Обычный"><text:s text:c="8"/>}</text:p>
      <text:p text:style-name="Обычный"><text:s/></text:p>
      <text:p text:style-name="Обычный"><text:s text:c="8"/>static void BroadcastSystemMessage(string message)</text:p>
      <text:p text:style-name="Обычный"><text:s text:c="8"/>{</text:p>
      <text:p text:style-name="Обычный"><text:s text:c="12"/>foreach (var client in ClientName.Keys)</text:p>
      <text:p text:style-name="Обычный"><text:s text:c="12"/>{</text:p>
      <text:p text:style-name="Обычный"><text:s text:c="16"/>Send(server, client, message);</text:p>
      <text:p text:style-name="Обычный"><text:s text:c="12"/>}</text:p>
      <text:p text:style-name="Обычный"><text:s text:c="11"/></text:p>
      <text:p text:style-name="Обычный"><text:s text:c="8"/>}</text:p>
      <text:p text:style-name="Обычный"><text:s text:c="4"/>}</text:p>
      <text:p text:style-name="Обычный">}</text:p>
      <text:p text:style-name="Обычный"/>
      <text:p text:style-name="Обычный">using System.Text;</text:p>
      <text:p text:style-name="Обычный">using System.Threading;</text:p>
      <text:p text:style-name="Обычный">using System.Net;</text:p>
      <text:p text:style-name="Обычный">using System.Net.Sockets;</text:p>
      <text:p text:style-name="Обычный">using System;</text:p>
      <text:p text:style-name="Обычный"><text:s/></text:p>
      <text:p text:style-name="Обычный">namespace ConsoleApp24</text:p>
      <text:p text:style-name="Обычный">{</text:p>
      <text:p text:style-name="Обычный"><text:s text:c="4"/>class Program</text:p>
      <text:p text:style-name="Обычный"><text:s text:c="4"/>{</text:p>
      <text:p text:style-name="Обычный"><text:s text:c="8"/>static void Main()</text:p>
      <text:p text:style-name="Обычный"><text:s text:c="8"/>{</text:p>
      <text:p text:style-name="Обычный"><text:s text:c="12"/>UdpClient client = new UdpClient();</text:p>
      <text:p text:style-name="Обычный"><text:s text:c="12"/>IPEndPoint serverEP = new IPEndPoint(IPAddress.Parse("127.0.0.1"), 5000);</text:p>
      <text:p text:style-name="Обычный"><text:s text:c="12"/>var serverResponseEP = new IPEndPoint(IPAddress.Any, 0);</text:p>
      <text:p text:style-name="Обычный"><text:s/></text:p>
      <text:p text:style-name="Обычный"><text:s text:c="12"/>string name;</text:p>
      <text:p text:style-name="Обычный"><text:s text:c="12"/>bool nameAccepted = false;</text:p>
      <text:p text:style-name="Обычный"><text:s/></text:p>
      <text:p text:style-name="Обычный"><text:s text:c="12"/>while (!nameAccepted)</text:p>
      <text:p text:style-name="Обычный"><text:s text:c="12"/>{</text:p>
      <text:p text:style-name="Обычный"><text:s text:c="16"/>Console.Write("Введите имя: ");</text:p>
      <text:p text:style-name="Обычный"><text:s text:c="16"/>name = Console.ReadLine();</text:p>
      <text:p text:style-name="Обычный"><text:s/></text:p>
      <text:p text:style-name="Обычный"><text:s text:c="16"/>byte[] nameData = Encoding.UTF8.GetBytes(name);</text:p>
      <text:p text:style-name="Обычный"><text:s text:c="16"/>client.Send(nameData, nameData.Length, serverEP);</text:p>
      <text:p text:style-name="Обычный"><text:s text:c="16"/>byte[] response = client.Receive(ref serverResponseEP);</text:p>
      <text:p text:style-name="Обычный"><text:s text:c="16"/>string serverMessage = Encoding.UTF8.GetString(response);</text:p>
      <text:p text:style-name="Обычный"><text:s/></text:p>
      <text:p text:style-name="Обычный"><text:s text:c="16"/>if (serverMessage == "Имя запрещеноe")</text:p>
      <text:p text:style-name="Обычный"><text:s text:c="16"/>{</text:p>
      <text:p text:style-name="Обычный"><text:s text:c="20"/>Console.WriteLine("Это имя запрещено! Пожалуйста, введите другое имя.");</text:p>
      <text:p text:style-name="Обычный"><text:s text:c="16"/>}</text:p>
      <text:p text:style-name="Обычный"><text:s text:c="16"/>else</text:p>
      <text:p text:style-name="Обычный"><text:s text:c="16"/>{</text:p>
      <text:p text:style-name="Обычный"><text:s text:c="20"/>Console.WriteLine(serverMessage);</text:p>
      <text:p text:style-name="Обычный"><text:s text:c="20"/>nameAccepted = true;</text:p>
      <text:p text:style-name="Обычный"><text:s text:c="16"/>}</text:p>
      <text:p text:style-name="Обычный"><text:s text:c="12"/>}</text:p>
      <text:p text:style-name="Обычный"><text:s/></text:p>
      <text:p text:style-name="Обычный"><text:s text:c="12"/>while (true)</text:p>
      <text:p text:style-name="Обычный"><text:s text:c="12"/>{</text:p>
      <text:p text:style-name="Обычный"><text:s text:c="16"/>Console.Write("Введите сообщение: ");</text:p>
      <text:p text:style-name="Обычный"><text:s text:c="16"/>string message = Console.ReadLine();</text:p>
      <text:p text:style-name="Обычный"><text:s text:c="16"/>if (string.IsNullOrEmpty(message)) continue;</text:p>
      <text:p text:style-name="Обычный"><text:s text:c="16"/>if (message == "/exit") break;</text:p>
      <text:p text:style-name="Обычный"><text:s/></text:p>
      <text:p text:style-name="Обычный"><text:s text:c="16"/>byte[] data = Encoding.UTF8.GetBytes(message);</text:p>
      <text:p text:style-name="Обычный"><text:s text:c="16"/>client.Send(data, data.Length, serverEP);</text:p>
      <text:p text:style-name="Обычный"><text:s text:c="16"/>byte[] response = client.Receive(ref serverResponseEP);</text:p>
      <text:p text:style-name="Обычный"><text:s text:c="16"/>Console.WriteLine($"Ответ сервера: {Encoding.UTF8.GetString(response)}");</text:p>
      <text:p text:style-name="Обычный"><text:s/></text:p>
      <text:p text:style-name="Обычный"><text:s/></text:p>
      <text:p text:style-name="Обычный"><text:s/></text:p>
      <text:p text:style-name="Обычный"><text:s text:c="12"/>}</text:p>
      <text:p text:style-name="Обычный"><text:s/></text:p>
      <text:p text:style-name="Обычный"><text:s/></text:p>
      <text:p text:style-name="Обычный"><text:s text:c="12"/>client.Close();</text:p>
      <text:p text:style-name="Обычный"><text:s text:c="8"/>}</text:p>
      <text:p text:style-name="Обычный"><text:s/></text:p>
      <text:p text:style-name="Обычный"><text:s/></text:p>
      <text:p text:style-name="Обычный"><text:s/></text:p>
      <text:p text:style-name="Обычный"><text:s text:c="4"/>}</text:p>
      <text:p text:style-name="Обычный"><text:s/></text:p>
      <text:p text:style-name="Обычный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вероника денисова</meta:initial-creator>
    <dc:creator>вероника денисова</dc:creator>
    <meta:creation-date>2026-02-15T09:41:00Z</meta:creation-date>
    <dc:date>2026-02-15T09:41:00Z</dc:date>
    <meta:template xlink:href="Normal.dotm" xlink:type="simple"/>
    <meta:editing-cycles>1</meta:editing-cycles>
    <meta:editing-duration>PT0S</meta:editing-duration>
    <meta:document-statistic meta:page-count="1" meta:paragraph-count="15" meta:word-count="1130" meta:character-count="7559" meta:row-count="53" meta:non-whitespace-character-count="6444"/>
  </office:meta>
</office:document-meta>
</file>